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B0000035407707507.png" manifest:media-type="image/png"/>
  <manifest:file-entry manifest:full-path="Pictures/10000001000004890000022E7AD75114.png" manifest:media-type="image/png"/>
  <manifest:file-entry manifest:full-path="Pictures/100000010000040500000351D0C7D374.png" manifest:media-type="image/png"/>
  <manifest:file-entry manifest:full-path="Pictures/100000010000047B00000282CE5994AB.png" manifest:media-type="image/png"/>
  <manifest:file-entry manifest:full-path="Pictures/100000010000048400000242AE2D887D.png" manifest:media-type="image/png"/>
  <manifest:file-entry manifest:full-path="Pictures/10000001000004880000016A4FE7A912.png" manifest:media-type="image/png"/>
  <manifest:file-entry manifest:full-path="Pictures/100000010000048800000140CA7209F5.png" manifest:media-type="image/png"/>
  <manifest:file-entry manifest:full-path="Pictures/10000001000004840000037D98D396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automatic-styles>
    <style:style style:name="P1" style:family="paragraph" style:parent-style-name="Standard">
      <style:text-properties officeooo:rsid="00046c99" officeooo:paragraph-rsid="00046c99"/>
    </style:style>
    <style:style style:name="P2" style:family="paragraph" style:parent-style-name="Text_20_body">
      <style:text-properties fo:font-size="16pt" fo:font-weight="bold" officeooo:rsid="000a1917" officeooo:paragraph-rsid="000a1917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a1917" officeooo:paragraph-rsid="000a1917"/>
    </style:style>
    <style:style style:name="P4" style:family="paragraph" style:parent-style-name="Standard">
      <style:text-properties officeooo:rsid="000a1917" officeooo:paragraph-rsid="00046c99"/>
    </style:style>
    <style:style style:name="P5" style:family="paragraph" style:parent-style-name="Standard">
      <style:text-properties fo:font-size="14pt" fo:font-weight="bold" officeooo:rsid="00046c99" officeooo:paragraph-rsid="00046c99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 <text:tab/>: Rausyanul fikri</text:p>
      <text:p text:style-name="P1">Nim <text:tab/>: 2024573010122</text:p>
      <text:p text:style-name="P1">Kelas <text:tab/>: TI 2B</text:p>
      <text:p text:style-name="Text_20_body"/>
      <text:p text:style-name="P2">A) Program</text:p>
      <text:p text:style-name="P2"><draw:frame draw:style-name="fr1" draw:name="Image1" text:anchor-type="char" svg:x="0in" svg:y="0.1354in" svg:width="6.6929in" svg:height="5.1701in" draw:z-index="1"><draw:image xlink:href="Pictures/10000001000004840000037D98D3960F.png" xlink:type="simple" xlink:show="embed" xlink:actuate="onLoad" draw:mime-type="image/png"/></draw:frame></text:p>
      <text:p text:style-name="P1"><draw:frame draw:style-name="fr2" draw:name="Image2" text:anchor-type="char" svg:x="0in" svg:y="-0.0689in" svg:width="6.6929in" svg:height="1.8457in" draw:z-index="2"><draw:image xlink:href="Pictures/100000010000048800000140CA7209F5.png" xlink:type="simple" xlink:show="embed" xlink:actuate="onLoad" draw:mime-type="image/png"/></draw:frame></text:p>
      <text:p text:style-name="P1"/>
      <text:p text:style-name="P1"><text:tab/> </text:p>
      <text:p text:style-name="P1"/>
      <text:p text:style-name="P1"/>
      <text:p text:style-name="P1"/>
      <text:p text:style-name="P3"><draw:frame draw:style-name="fr3" draw:name="Image3" text:anchor-type="char" svg:width="6.6929in" svg:height="2.0882in" draw:z-index="3"><draw:image xlink:href="Pictures/10000001000004880000016A4FE7A912.png" xlink:type="simple" xlink:show="embed" xlink:actuate="onLoad" draw:mime-type="image/png"/></draw:frame><text:soft-page-break/></text:p>
      <text:p text:style-name="P3"><draw:frame draw:style-name="fr3" draw:name="Image5" text:anchor-type="char" svg:width="6.6929in" svg:height="3.3465in" draw:z-index="4"><draw:image xlink:href="Pictures/100000010000048400000242AE2D887D.png" xlink:type="simple" xlink:show="embed" xlink:actuate="onLoad" draw:mime-type="image/png"/></draw:frame></text:p>
      <text:p text:style-name="P4"/>
      <text:p text:style-name="P3"><draw:frame draw:style-name="fr3" draw:name="Image6" text:anchor-type="char" svg:width="6.6929in" svg:height="3.7457in" draw:z-index="5"><draw:image xlink:href="Pictures/100000010000047B00000282CE5994AB.png" xlink:type="simple" xlink:show="embed" xlink:actuate="onLoad" draw:mime-type="image/png"/></draw:frame></text:p>
      <text:p text:style-name="P1"><text:soft-page-break/></text:p>
      <text:p text:style-name="P1"/>
      <text:p text:style-name="P1"><draw:frame draw:style-name="fr4" draw:name="Image7" text:anchor-type="char" svg:width="6.6929in" svg:height="5.522in" draw:z-index="6"><draw:image xlink:href="Pictures/100000010000040500000351D0C7D374.png" xlink:type="simple" xlink:show="embed" xlink:actuate="onLoad" draw:mime-type="image/png"/></draw:frame><draw:frame draw:style-name="fr5" draw:name="Image8" text:anchor-type="char" svg:x="0in" svg:y="5.6772in" svg:width="6.6929in" svg:height="3.2165in" draw:z-index="7"><draw:image xlink:href="Pictures/10000001000004890000022E7AD75114.png" xlink:type="simple" xlink:show="embed" xlink:actuate="onLoad" draw:mime-type="image/png"/></draw:frame></text:p>
      <text:p text:style-name="P1"/>
      <text:p text:style-name="P1"/>
      <text:p text:style-name="P1"/>
      <text:p text:style-name="P5"><text:soft-page-break/></text:p>
      <text:p text:style-name="P5">B) Output</text:p>
      <text:p text:style-name="P5"/>
      <text:p text:style-name="P5"><draw:frame draw:style-name="fr6" draw:name="Image4" text:anchor-type="char" svg:width="6.6929in" svg:height="5.9709in" draw:z-index="0"><draw:image xlink:href="Pictures/10000001000003BB0000035407707507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4:06:08.873765697</meta:creation-date>
    <dc:date>2025-10-21T15:18:38.795666315</dc:date>
    <meta:editing-duration>PT7M10S</meta:editing-duration>
    <meta:editing-cycles>2</meta:editing-cycles>
    <meta:generator>LibreOffice/25.8.2.2$Linux_X86_64 LibreOffice_project/580$Build-2</meta:generator>
    <meta:print-date>2025-10-21T14:27:22.743616461</meta:print-date>
    <meta:printed-by>PDF files</meta:printed-by>
    <meta:document-statistic meta:table-count="0" meta:image-count="8" meta:object-count="0" meta:page-count="4" meta:paragraph-count="6" meta:word-count="15" meta:character-count="78" meta:non-whitespace-character-count="63"/>
  </office:meta>
</office:document-meta>
</file>